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ff" draw:fill="solid" draw:fill-color="#0000ff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32pt" style:font-size-asian="32pt" style:font-size-complex="32pt"/>
    </style:style>
    <style:style style:name="T1" style:family="text">
      <style:text-properties fo:color="#ffffff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3.843cm" svg:height="3.842cm" svg:x="11.965cm" svg:y="1.316cm">
          <text:p text:style-name="P1"><text:span text:style-name="T1">T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3.843cm" svg:height="3.843cm" svg:x="4.651cm" svg:y="7.966cm">
          <text:p text:style-name="P1"><text:span text:style-name="T1">T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3.842cm" svg:height="3.842cm" svg:x="7.903cm" svg:y="15.8cm">
          <text:p text:style-name="P1"><text:span text:style-name="T1">T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3.842cm" svg:height="3.843cm" svg:x="16.623cm" svg:y="15.652cm">
          <text:p text:style-name="P1"><text:span text:style-name="T1">T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3.843cm" svg:height="3.843cm" svg:x="18.987cm" svg:y="7.966cm">
          <text:p text:style-name="P1"><text:span text:style-name="T1">T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9.549cm" svg:y1="11.247cm" svg:x2="18.544cm" svg:y2="15.652cm" draw:start-shape="id1" draw:start-glue-point="7" draw:end-shape="id2" draw:end-glue-point="4" svg:d="M19549 11247l-1005 4405" svg:viewBox="0 0 1006 4406">
          <text:p/>
        </draw:connector>
        <draw:connector draw:style-name="gr2" draw:text-style-name="P1" draw:layer="layout" draw:type="line" svg:x1="18.987cm" svg:y1="9.888cm" svg:x2="11.183cm" svg:y2="16.362cm" draw:start-shape="id1" draw:start-glue-point="6" draw:end-shape="id3" draw:end-glue-point="11" svg:d="M18987 9888l-7804 6474" svg:viewBox="0 0 7805 6475">
          <text:p/>
        </draw:connector>
        <draw:connector draw:style-name="gr2" draw:text-style-name="P1" draw:layer="layout" draw:type="line" svg:x1="9.824cm" svg:y1="15.8cm" svg:x2="7.932cm" svg:y2="11.247cm" draw:start-shape="id3" draw:start-glue-point="4" draw:end-shape="id4" draw:end-glue-point="9" svg:d="M9824 15800l-1892-4553" svg:viewBox="0 0 1893 4554">
          <text:p/>
        </draw:connector>
        <draw:connector draw:style-name="gr2" draw:text-style-name="P1" draw:layer="layout" draw:type="line" svg:x1="7.932cm" svg:y1="8.528cm" svg:x2="12.527cm" svg:y2="4.596cm" draw:start-shape="id4" draw:start-glue-point="11" draw:end-shape="id5" draw:end-glue-point="7" svg:d="M7932 8528l4595-3932" svg:viewBox="0 0 4596 3933">
          <text:p/>
        </draw:connector>
        <draw:connector draw:style-name="gr2" draw:text-style-name="P1" draw:layer="layout" draw:type="line" svg:x1="8.494cm" svg:y1="9.888cm" svg:x2="18.987cm" svg:y2="9.888cm" draw:start-shape="id4" draw:start-glue-point="10" draw:end-shape="id1" draw:end-glue-point="6" svg:d="M8494 9888h10493" svg:viewBox="0 0 10494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05T12:28:56.610355120</meta:creation-date>
    <dc:date>2015-01-14T13:30:18.802243006</dc:date>
    <meta:editing-duration>PT3S</meta:editing-duration>
    <meta:editing-cycles>3</meta:editing-cycles>
    <meta:generator>LibreOffice/4.2.7.2$Linux_X86_64 LibreOffice_project/420m0$Build-2</meta:generator>
    <meta:document-statistic meta:object-count="10"/>
  </office:meta>
</office:document-meta>
</file>